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ymbol" style:font-name-complex="Symbol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Heater Calculations</text:span><text:line-break/><text:line-break/>5 Coils, 4.8<text:span text:style-name="T3"></text:span> each, 600W 24<text:span text:style-name="T3"></text:span> total, connected in series<text:line-break/>28AWG, Ni-60 0.32mm diameter<text:line-break/>4.21 <text:span text:style-name="T3"></text:span>/ft</text:p>
      <text:p text:style-name="P1">ID former = 0.25” or 6.350mm</text:p>
      <text:p text:style-name="P1"><text:line-break/>5 each, 13.8inches long, 0.35m</text:p>
      <text:p text:style-name="P2"/>
      <text:p text:style-name="P1"><text:span text:style-name="T1"><draw:frame draw:style-name="fr1" draw:name="Object1" text:anchor-type="as-char" svg:y="-0.3252in" svg:width="2.6783in" svg:height="0.5319in" draw:z-index="0"><draw:object xlink:href="./Object 1" xlink:type="simple" xlink:show="embed" xlink:actuate="onLoad"/><draw:image xlink:href="./ObjectReplacements/Object 1" xlink:type="simple" xlink:show="embed" xlink:actuate="onLoad"/></draw:frame></text:span><text:line-break/>Where<text:line-break/>L= wire length (0.35m)<text:line-break/>d=0.32mm</text:p>
      <text:p text:style-name="P1">D=6.350mm</text:p>
      <text:p text:style-name="P1">d=0.32</text:p>
      <text:p text:style-name="P1"/>
      <text:p text:style-name="P1">Coil Length = 6.29mm or 0.75”</text:p>
      <text:p text:style-name="P1"/>
      <text:p text:style-name="P1">Stretch coil to certain length, 80mm</text:p>
      <text:p text:style-name="P1"/>
      <text:p text:style-name="P1">S = 80mm/6.29mm</text:p>
      <text:p text:style-name="P1">S = 12 Wra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1T17:13:19.18</meta:creation-date>
    <dc:date>2020-05-11T17:36:40.10</dc:date>
    <meta:editing-duration>PT21M3S</meta:editing-duration>
    <meta:editing-cycles>5</meta:editing-cycles>
    <meta:generator>OpenOffice/4.1.6$Win32 OpenOffice.org_project/416m1$Build-9790</meta:generator>
    <meta:document-statistic meta:table-count="0" meta:image-count="0" meta:object-count="1" meta:page-count="1" meta:paragraph-count="10" meta:word-count="59" meta:character-count="320"/>
  </office:meta>
</office:document-meta>
</file>

<file path=Object 1/content.xml><?xml version="1.0" encoding="utf-8"?>
<math xmlns="http://www.w3.org/1998/Math/MathML">
  <semantics>
    <mrow>
      <mi mathvariant="italic">Length</mi>
      <mi mathvariant="italic">of</mi>
      <mrow>
        <mi mathvariant="italic">coil</mi>
        <mo stretchy="false">=</mo>
        <mfrac>
          <mrow>
            <mrow>
              <mrow>
                <mi>L</mi>
                <mo stretchy="false">×</mo>
                <mi>d</mi>
              </mrow>
              <mo stretchy="false">×</mo>
              <mn>1000</mn>
            </mrow>
          </mrow>
          <mrow>
            <mrow>
              <mo stretchy="false">π</mo>
              <mo stretchy="false">×</mo>
              <mrow>
                <mo stretchy="false">(</mo>
                <mrow>
                  <mrow>
                    <mi>D</mi>
                    <mo stretchy="false">+</mo>
                    <mi>d</mi>
                  </mrow>
                </mrow>
                <mo stretchy="false">)</mo>
              </mrow>
            </mrow>
          </mrow>
        </mfrac>
      </mrow>
    </mrow>
    <annotation encoding="StarMath 5.0">Length of coil = {L times d times 1000} over {%pi times 
(D+d)} </annotation>
  </semantics>
</math>
</file>